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Reference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hapterNumber" style:family="paragraph" style:parent-style-name="none">
      <style:paragraph-properties>
        <style:drop-cap style:distance="0.20cm" style:length="1"/>
      </style:paragraph-properties>
      <style:text-properties fo:font-weight="bolder" style:font-weight-complex="bolder"/>
    </style:style>
    <style:style style:name="Footnote anchor" style:family="text" style:parent-style-name="none">
      <style:text-properties fo:font-style="Italic"/>
    </style:styl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style:name="InscriptionParagraph" style:family="paragraph" style:parent-style-name="none">
      <style:paragraph-properties fo:text-indent=".2in"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2in" fo:margin-left="0pt"/>
    </style:style>
    <style:style style:name="IntroSectionHead" style:family="paragraph" style:parent-style-name="none">
      <style:paragraph-properties fo:text-align="left" fo:text-indent="0pt" fo:margin-left="0pt" fo:margin-top="3pt" fo:margin-bottom="3pt"/>
      <style:text-properties fo:font-weight="700" style:font-weight-complex="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25in" fo:margin-left="0.25in" fo:margin-right="0in" style:auto-text-indent="false"/>
      <style:text-properties text:display="prince-footnote"/>
    </style:style>
    <style:style style:name="Footnote anchor" style:family="text" style:parent-style-name="none">
      <style:text-properties fo:color="#800080" style:text-position="super" text:display="prince-footnote" fo:font-size="100%" style:font-size-complex="100%"/>
    </style:style>
    <style:style style:name="Footnote Symbol" style:family="text" style:parent-style-name="none">
      <style:text-properties fo:font-weight="700" style:font-weight-complex="700" text:display="prince-footnote"/>
    </style:style>
    <style:style style:name="NoteGeneralParagraph" style:family="paragraph" style:parent-style-name="none">
      <style:paragraph-properties fo:text-indent="-0.25in" fo:margin-left="0.25in" fo:margin-right="0in" style:auto-text-indent="false"/>
      <style:text-properties text:display="prince-footnote"/>
    </style:style>
    <style:style style:name="Footnote anchor" style:family="text" style:parent-style-name="none">
      <style:text-properties fo:color="#800080" style:text-position="super" text:display="prince-footnote" fo:font-size="100%" style:font-size-complex="100%"/>
    </style:style>
    <style:style style:name="Footnote Symbol" style:family="text" style:parent-style-name="none">
      <style:text-properties fo:font-weight="700" style:font-weight-complex="700" text:display="prince-footnote"/>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text-properties fo:font-style="Italic"/>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style:name="SectionHeadMajor" style:family="paragraph" style:parent-style-name="none">
      <style:paragraph-properties fo:text-align="center" fo:text-indent="0pt" fo:margin-left="0pt" fo:margin-top="8pt"/>
      <style:text-properties fo:font-weight="700" style:font-weight-complex="700" fo:font-style="normal"/>
    </style:style>
    <style:style style:name="SectionHeadMinor" style:family="paragraph" style:parent-style-name="none">
      <style:paragraph-properties fo:text-align="center" fo:text-indent="0pt" fo:margin-left="0pt" fo:margin-top="8pt"/>
      <style:text-properties fo:font-weight="700" style:font-weight-complex="700" fo:font-style="normal"/>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weight="700" style:font-weight-complex="700" fo:font-style="normal"/>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style:text-position="super" fo:font-size="100%" style:font-size-complex="100%"/>
    </style:style>
    <style:style style:name="VerseNumberInNote" style:family="paragraph" style:parent-style-name="none">
      <style:paragraph-properties style:vertical-align="top" fo:text-indent="0pt" fo:margin-left="0pt"/>
      <style:text-properties style:text-position="super" fo:font-size="100%" style:font-size-complex="100%"/>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pictureRight" style:family="paragraph" style:parent-style-name="none"/>
    <style:style style:name="picture_.pictureLeft" style:family="text"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5pt solid #808080" fo:text-align="center" fo:margin-left="1in" fo:margin-right="1in" fo:margin-top="9pt" fo:margin-bottom="18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598426in" style:type="center"/>
          <style:tab-stop style:position="5.196851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6in" style:type="center"/>
          <style:tab-stop style:position="5.196851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PageLeft" style:family="text">
      <style:text-properties content=""/>
    </style:style>
    <style:style style:name="HeaderPageNumber" style:family="text">
      <style:text-properties content=""/>
    </style:style>
    <style:style style:name="HeaderPageRight" style:family="text">
      <style:text-properties content=""/>
    </style:style>
    <style:style style:name="FooterPageLeft" style:family="text">
      <style:text-properties content=""/>
    </style:style>
    <style:style style:name="FooterPageNumber" style:family="text">
      <style:text-properties content="counter,(,page,)"/>
    </style:style>
    <style:style style:name="FooterPageRight" style:family="text">
      <style:text-properties content=""/>
    </style:style>
    <style:style style:name="AllHeaderPageLeft" style:family="text">
      <style:text-properties/>
    </style:style>
    <style:style style:name="AllHeaderPageNumber" style:family="text">
      <style:text-properties/>
    </style:style>
    <style:style style:name="AllHeaderPageRight" style:family="text">
      <style:text-properties/>
    </style:style>
    <style:style style:name="AllFooterPageLeft" style:family="text">
      <style:text-properties/>
    </style:style>
    <style:style style:name="AllFooterPageNumber" style:family="text">
      <style:text-properties/>
    </style:style>
    <style:style style:name="AllFooterPageRight" style:family="text">
      <style:text-properties/>
    </style:style>
    <style:page-layout style:name="pm1" style:page-usage="mirrored">
      <style:page-layout-properties fo:page-width="16.2cm" fo:page-height="22.9cm" style:num-format="1" style:print-orientation="portrait" fo:margin-top="1.15cm" fo:margin-right="1.5cm" fo:margin-bottom="1.15cm" fo:margin-left="1.5cm" style:writing-mode="lr-tb" style:footnote-max-height="0in">
        <style:footnote-sep style:width="0.5pt" style:line-style="solid" style:color="#000000" style:distance-before-sep="4pt" style:distance-after-sep="4pt" style:adjustment="centre" style:rel-width="100%"/>
      </style:page-layout-properties>
      <style:header-style/>
      <style:footer-style/>
    </style:page-layout>
    <style:page-layout style:name="pm2" style:page-usage="mirrored">
      <style:page-layout-properties fo:page-width="16.2cm" fo:page-height="22.9cm" style:num-format="1" style:print-orientation="portrait" fo:margin-top="1.15cm" fo:margin-right="1.5cm" fo:margin-bottom="1.15cm" fo:margin-left="1.5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header>
        <text:p text:style-name="Header">
          <text:span text:style-name="AllHeaderPageLeft"/>
          <text:tab/>
          <text:span text:style-name="AllHeaderPageNumber">
            <text:page-number text:select-page="current">4</text:page-number>
          </text:span>
          <text:tab/>
          <text:span text:style-name="AllHeaderPageRight">
            <text:chapter text:display="name" text:outline-level="10"/>
          </text:span>
        </text:p>
      </style:header>
      <style:header-left>
        <text:p text:style-name="Header">
          <text:span text:style-name="AllHeaderPageLeft">
            <text:chapter text:display="name" text:outline-level="9"/>
          </text:span>
          <text:tab/>
          <text:span text:style-name="AllHeaderPageNumber">
            <text:page-number text:select-page="current">4</text:page-number>
          </text:span>
          <text:tab/>
          <text:span text:style-name="AllHeaderPageRight"/>
        </text:p>
      </style:header-left>
      <style:footer>
        <text:p text:style-name="Footer">
          <text:span text:style-name="AllFooterPageLeft"/>
          <text:tab/>
          <text:span text:style-name="AllFooterPageNumber"/>
          <text:tab/>
          <text:span text:style-name="AllFooterPageRight"/>
        </text:p>
      </style:footer>
      <style:footer-left>
        <text:p text:style-name="Footer">
          <text:span text:style-name="AllFooterPageLeft"/>
          <text:tab/>
          <text:span text:style-name="AllFooterPageNumber"/>
          <text:tab/>
          <text:span text:style-name="AllFooterPageRight"/>
        </text:p>
      </style:footer-left>
    </style:master-page>
    <style:master-page style:name="XHTML" style:page-layout-name="pm2"/>
    <style:master-page style:name="First_20_Page" style:display-name="First Page" style:page-layout-name="pm2" style:next-style-name="Standard">
      <style:header>
        <text:p text:style-name="Header">
          <text:span text:style-name="HeaderPageLeft"/>
          <text:tab/>
          <text:span text:style-name="HeaderPageNumber"/>
          <text:tab/>
          <text:span text:style-name="HeaderPageRight"/>
        </text:p>
      </style:header>
      <style:footer>
        <text:p text:style-name="Footer">
          <text:span text:style-name="FooterPageLeft"/>
          <text:tab/>
          <text:span text:style-name="FooterPageNumber">
            <text:page-number text:select-page="current">4</text:page-number>
          </text:span>
          <text:tab/>
          <text:span text:style-name="FooterPageRigh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0-11-02T12:22:55</meta:creation-date>
    <dc:creator>Karthik</dc:creator>
    <dc:date>2010-11-02T12:22:55</dc:date>
    <meta:editing-cycles>1</meta:editing-cycles>
    <meta:editing-duration>PT2M27S</meta:editing-duration>
    <meta:AssemblyVersion Assembly-Version="OpenOfficeConvert 0.6.9.2280"/>
    <meta:Created-By Created-By="ReSharper 5.1.1753.4"/>
    <meta:user-defined meta:name="Assembly-Version">OpenOfficeConvert 0.6.9.2280</meta:user-defined>
    <meta:user-defined meta:name="Created-By">ReSharper 5.1.1753.4</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9\main"
Const IsPreview = "False"
'Constant ReferenceFormat for User Desire

'Changed On Oct-21-2010 for TD-1625(OpenOffice: Hidden document did not open)

' Changed message content from "word" to "book, chapter and / or vers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PageCount as Integer
Dim VerseCharStyle, ChapterCharStyle, BookCharStyle
Dim isEndChapterFoundAlready As Boolean
PageCount = TotalPages
Redim LastParagraph(PageCount+2) As String
Dim HiddenParagraph(PageCount,1) As String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RemoveOldGuides()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
        If ReferenceFormat = "Genesis 1:1-15" Then
			strFirstReference = strStartBook &amp; " " &amp; strStartChapter &amp; " : " &amp; strStartVerse
			strLastReference = "-" &amp; strEndVerse
        ElseIf ReferenceFormat = "Genesis 1:1 1:15" Then
			strFirstReference = strStartBook &amp; " " &amp; strStartChapter &amp; " : " &amp; strStartVerse
			strLastReference = " " &amp; strEndChapter &amp; " : " &amp; strEndVerse
		Else 'Genesis 1:1 Genesis 1:15
			strFirstReference = strStartBook &amp; " " &amp; strStartChapter &amp; " : " &amp; strStartVerse
			strLastReference = " " &amp; strEndBook &amp; " " &amp; strEndChapter &amp; " : " &amp; strEndVerse
		End If
	Else
        If ReferenceFormat = "Genesis 1, 2" Or ReferenceFormat = "Genesis 1" Then
        	If strStartBook = strEndBook Then
				strFirstReference = strStartBook &amp; " "
				If strPrevStartChapter &lt;&gt; strStartChapter Then
					If strStartVerse &lt;&gt; 1 Then
						strFirstReference = strFirstReference &amp; strPrevStartChapter &amp; ", "
					End If
				End If
				strFirstReference = strFirstReference &amp; strStartChapter
					
				If strStartChapter &lt;&gt; strEndChapter Then
					strFirstReference = strFirstReference &amp; ", " &amp; strEndChapter
				End If	
			Else
				strFirstReference = strStartBook &amp; " "
				If strPrevStartChapter &lt;&gt; strStartChapter And strPrevStartChapter &lt; strStartChapter  Then
					strFirstReference = strFirstReference &amp; strPrevStartChapter &amp; ",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keep = keep &amp; chr(10) &amp; "After Print " &amp; chr(10) &amp; mytime &amp; chr(10) &amp; now
    'msgbox keep
	oDoc.store() 
	
	'AutoSaveEnableDisable(true)'enable the "Auto Recovery"
		
	oContWindow.Visible = true 
Exit Sub
MyError:
	If Err &lt;&gt; 1 Then
		Msgbox "Sorry! Could not update the References." , 0 + 64,  "Update References"
	End IF
	oContWindow.Visible = tru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oTextElementEnum = ThisComponent.getText().createEnumeration() 
 	While oTextElementEnum.hasMoreElements() 
 		oTextElement = oTextElementEnum.nextElement
 		CurPageNo = pageNo(oTextElement)
 		If CurPageNo &gt; 1 Then
 			Exit Sub
 		End If
    	If oTextElement.supportsService("com.sun.star.text.Paragraph") then
    		If LCase(Trim(oTextElement.ParaStyleName)) = "scrbook" Then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oParaEnume = MyParagraph.createEnumeration() 
	While oParaEnume.hasMoreElements() 
	 	oPara = oParaEnume.nextElement() 
		'enumeration for portions in the paragraph 
	  	oPortionEnume = oPara.createEnumeration() 
	  	While oPortionEnume.hasMoreElements() 
	    	oPortion = oPortionEnume.nextElement() 
	    	If InStr(Lcase(oPortion.CharStyleName) , "titlemain_scrbook") &gt; 0 Then
	    		ReturnReferenceBook = oPortion.String
	    		Exit Function
	    	End If
	  	WEnd 
	WEnd	
End Function


'This Procedure loops the page and store the last paragraph in Array
Sub GetLastParagraph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